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1.A2" style:family="table-cell">
      <style:table-cell-properties style:vertical-align="" fo:padding="0.176cm" fo:border="0.035cm solid #000000"/>
    </style:style>
    <style:style style:name="Table1.C2" style:family="table-cell" style:data-style-name="N37">
      <style:table-cell-properties style:vertical-align="" fo:padding="0.176cm" fo:border="0.035cm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2.A2" style:family="table-cell">
      <style:table-cell-properties style:vertical-align="" fo:padding="0.176cm" fo:border="0.035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4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5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6" style:family="paragraph" style:parent-style-name="Standard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7" style:family="paragraph" style:parent-style-name="Standard">
      <style:paragraph-properties fo:line-height="100%" fo:orphans="0" fo:widows="0"/>
      <style:text-properties fo:color="#2c3338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8" style:family="paragraph" style:parent-style-name="Standard">
      <style:paragraph-properties loext:contextual-spacing="false" fo:margin-top="0.353cm" fo:margin-bottom="0cm" fo:line-height="100%"/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loext:contextual-spacing="false" fo:margin-top="0.353cm" fo:margin-bottom="0cm" fo:line-height="100%"/>
    </style:style>
    <style:style style:name="P10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5" style:family="paragraph" style:parent-style-name="Title" style:master-page-name="Standard">
      <style:paragraph-properties loext:contextual-spacing="false" fo:margin-top="0cm" fo:margin-bottom="0.423cm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16" style:family="paragraph" style:parent-style-name="Title">
      <style:paragraph-properties loext:contextual-spacing="false" fo:margin-top="0cm" fo:margin-bottom="0.423cm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17" style:family="paragraph" style:parent-style-name="Text_20_body" style:list-style-name="L4"/>
    <style:style style:name="P18" style:family="paragraph" style:parent-style-name="Text_20_body" style:list-style-name="L6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6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3" style:family="paragraph" style:parent-style-name="Text_20_body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4" style:family="paragraph" style:parent-style-name="Text_20_body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5" style:family="paragraph" style:parent-style-name="Text_20_body" style:list-style-name="WWNum6">
      <style:paragraph-properties fo:margin-left="0.635cm" fo:margin-right="0cm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6" style:family="paragraph" style:parent-style-name="Heading_20_2" style:list-style-name="WWNum3"/>
    <style:style style:name="P37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38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39" style:family="paragraph" style:parent-style-name="Heading_20_3">
      <style:paragraph-properties fo:margin-top="0cm" fo:margin-bottom="0.499cm"/>
    </style:style>
    <style:style style:name="P40" style:family="paragraph" style:parent-style-name="Heading_20_3">
      <style:paragraph-properties fo:margin-left="1.27cm" fo:margin-right="0cm" fo:text-indent="-0.635cm" style:auto-text-indent="false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42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43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44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5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46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47" style:family="paragraph" style:parent-style-name="Standard">
      <style:paragraph-properties fo:line-height="100%" fo:orphans="0" fo:widows="0"/>
    </style:style>
    <style:style style:name="P48" style:family="paragraph" style:parent-style-name="Standard">
      <style:paragraph-properties fo:margin-left="1.27cm" fo:margin-right="0cm" fo:text-indent="-0.635cm" style:auto-text-indent="false"/>
    </style:style>
    <style:style style:name="P49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</style:style>
    <style:style style:name="P50" style:family="paragraph" style:parent-style-name="Standard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2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3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4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56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</style:style>
    <style:style style:name="P57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</style:style>
    <style:style style:name="P58" style:family="paragraph" style:parent-style-name="Standard">
      <style:paragraph-properties fo:margin-left="1.27cm" fo:margin-right="0cm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9" style:family="paragraph" style:parent-style-name="Standard" style:list-style-name="WWNum1">
      <style:paragraph-properties fo:margin-left="0.635cm" fo:margin-right="0cm" fo:line-height="115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60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style:font-name="Montserrat" fo:font-style="italic" style:font-name-asian="Montserrat1" style:font-style-asian="italic" style:font-name-complex="Montserrat1"/>
    </style:style>
    <style:style style:name="T4" style:family="text">
      <style:text-properties fo:color="#000000" style:font-name="Montserrat" fo:font-size="12pt" style:text-underline-style="none" style:font-name-asian="Montserrat1" style:font-size-asian="12pt" style:font-name-complex="Montserrat1" style:font-size-complex="12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plk5899mvlqq"/></text:p>
      <text:p text:style-name="P16"><text:bookmark text:name="_1jgtpi0w9ri"/>Spécifications techniques</text:p>
      <text:p text:style-name="P41">Quenta</text:p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4">Auteur</text:p>
          </table:table-cell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Approbation </text:p>
          </table:table-cell>
        </table:table-row>
        <table:table-row table:style-name="Table1.1">
          <table:table-cell table:style-name="Table1.A2" office:value-type="string">
            <text:p text:style-name="P5">1.0</text:p>
          </table:table-cell>
          <table:table-cell table:style-name="Table1.A2" office:value-type="string">
            <text:p text:style-name="P5">Boulyou Mohamed</text:p>
          </table:table-cell>
          <table:table-cell table:style-name="Table1.C2" office:value-type="date" office:date-value="2025-05-29">
            <text:p text:style-name="P5">29/05/25</text:p>
          </table:table-cell>
          <table:table-cell table:style-name="Table1.A2" office:value-type="string">
            <text:p text:style-name="P5">Soufiane,Webgencia</text:p>
          </table:table-cell>
        </table:table-row>
      </table:table>
      <text:p text:style-name="P3"/>
      <text:p text:style-name="P9">Sommaire :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409jm82qlgst" text:style-name="Index_20_Link" text:visited-style-name="Index_20_Link"><text:span text:style-name="T4">I. Choix technologiques<text:tab/></text:span></text:a><text:span text:style-name="T1">2</text:span></text:p>
          <text:p text:style-name="P10"><text:a xlink:type="simple" xlink:href="#_ex0md8td8283" text:style-name="Index_20_Link" text:visited-style-name="Index_20_Link"><text:span text:style-name="T4">II. Liens avec le back-end<text:tab/></text:span></text:a><text:span text:style-name="T1">3</text:span></text:p>
          <text:p text:style-name="P11"><text:a xlink:type="simple" xlink:href="#_a61v3uh5vs19" text:style-name="Index_20_Link" text:visited-style-name="Index_20_Link"><text:span text:style-name="T4">III. Préconisations concernant le domaine et l’hébergement<text:tab/></text:span></text:a><text:span text:style-name="T1">3</text:span></text:p>
          <text:p text:style-name="P10"><text:a xlink:type="simple" xlink:href="#_n56najuvb5ys" text:style-name="Index_20_Link" text:visited-style-name="Index_20_Link"><text:span text:style-name="T4">IV. Accessibilité<text:tab/></text:span></text:a><text:span text:style-name="T1">3</text:span></text:p>
          <text:p text:style-name="P10"><text:a xlink:type="simple" xlink:href="#_l80x4g9stizp" text:style-name="Index_20_Link" text:visited-style-name="Index_20_Link"><text:span text:style-name="T4">V. Recommandations en termes de sécurité<text:tab/></text:span></text:a><text:span text:style-name="T1">3</text:span></text:p>
          <text:p text:style-name="P10"><text:a xlink:type="simple" xlink:href="#_vbbknpfyus5o" text:style-name="Index_20_Link" text:visited-style-name="Index_20_Link"><text:span text:style-name="T4">VI. Maintenance du site et futures mises à jour<text:tab/></text:span></text:a><text:span text:style-name="T1">4</text:span></text:p>
        </text:index-body>
      </text:table-of-content>
      <text:p text:style-name="P8"/>
      <text:p text:style-name="P6"/>
      <text:p text:style-name="P6"><text:soft-page-break/></text:p>
      <text:list xml:id="list7322568123737948383" text:style-name="WWNum3">
        <text:list-item>
          <text:p text:style-name="P36"><text:bookmark text:name="_409jm82qlgst"/>Choix technologiques</text:p>
        </text:list-item>
      </text:list>
      <text:p text:style-name="P4"/>
      <text:list xml:id="list2866307949844703783" text:style-name="WWNum4">
        <text:list-item>
          <text:p text:style-name="P51"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5">Besoin </text:p>
          </table:table-cell>
          <table:table-cell table:style-name="Table2.A1" office:value-type="string">
            <text:p text:style-name="P45">Contraintes</text:p>
          </table:table-cell>
          <table:table-cell table:style-name="Table2.A1" office:value-type="string">
            <text:p text:style-name="P45">Solution</text:p>
          </table:table-cell>
          <table:table-cell table:style-name="Table2.A1" office:value-type="string">
            <text:p text:style-name="P45">Description de la solution</text:p>
          </table:table-cell>
          <table:table-cell table:style-name="Table2.A1" office:value-type="string">
            <text:p text:style-name="P45">Justification (2 arguments)</text:p>
          </table:table-cell>
        </table:table-row>
        <table:table-row table:style-name="Table2.1">
          <table:table-cell table:style-name="Table2.A2" office:value-type="string">
            <text:p text:style-name="P44">Création d'une</text:p>
            <text:p text:style-name="P44">modal de connexion</text:p>
          </table:table-cell>
          <table:table-cell table:style-name="Table2.A2" office:value-type="string">
            <text:p text:style-name="P44">La connexion au compte du restaurateur doit se faire depuis une modal sur la page d’accueil . </text:p>
          </table:table-cell>
          <table:table-cell table:style-name="Table2.A2" office:value-type="string">
            <text:p text:style-name="P44">React-modal <text:s/></text:p>
          </table:table-cell>
          <table:table-cell table:style-name="Table2.A2" office:value-type="string">
            <text:p text:style-name="P44">Cette librairie React permet de créer simplement des modales performantes, accessibles avec un minimum de code.</text:p>
            <text:p text:style-name="P7"/>
          </table:table-cell>
          <table:table-cell table:style-name="Table2.A2" office:value-type="string">
            <text:p text:style-name="P44"><text:s/>-librairie React qui permet de créée des modales .</text:p>
            <text:p text:style-name="P44"/>
            <text:p text:style-name="P44">-librairie très populaire .</text:p>
          </table:table-cell>
        </table:table-row>
        <table:table-row table:style-name="Table2.1">
          <table:table-cell table:style-name="Table2.A2" office:value-type="string">
            <text:p text:style-name="P2">Envoi d'un e-mail pour confirmation </text:p>
          </table:table-cell>
          <table:table-cell table:style-name="Table2.A2" office:value-type="string">
            <text:p text:style-name="P2">Le client reçois un message de confirmation après avoir <text:s/>connecter </text:p>
          </table:table-cell>
          <table:table-cell table:style-name="Table2.A2" office:value-type="string">
            <text:p text:style-name="P2">React-redux</text:p>
          </table:table-cell>
          <table:table-cell table:style-name="Table2.A2" office:value-type="string">
            <text:p text:style-name="P2">React redux gère les états : chargement, succès, échec.</text:p>
            <text:p text:style-name="P2">Si succès :Affichage d’une <text:span text:style-name="Strong_20_Emphasis">alerte visuelle</text:span> : <text:span text:style-name="Emphasis">"Connexion réussie ! Email envoyé."</text:span></text:p>
            <text:p text:style-name="P2"/>
          </table:table-cell>
          <table:table-cell table:style-name="Table2.A2" office:value-type="string">
            <text:p text:style-name="P2">-Redux offre un expérience </text:p>
            <text:p text:style-name="P2">rassurants et sécurisante</text:p>
          </table:table-cell>
        </table:table-row>
      </table:table>
      <text:p text:style-name="P5"/>
      <text:p text:style-name="P5"/>
      <text:p text:style-name="P14"/>
      <text:list xml:id="list1242336811" text:continue-list="list7322568123737948383" text:style-name="WWNum3">
        <text:list-item>
          <text:p text:style-name="P37"><text:bookmark text:name="_ex0md8td8283"/><text:soft-page-break/>Liens avec le back-end </text:p>
        </text:list-item>
      </text:list>
      <text:p text:style-name="P5"/>
      <text:p text:style-name="P48"><text:span text:style-name="T1">Quel langage pour le serveur ? <text:s/></text:span></text:p>
      <text:p text:style-name="P58"><text:span text:style-name="T3">NodeJs</text:span></text:p>
      <text:p text:style-name="P40"><text:span text:style-name="T2">Pourquoi choisir Node.js ? </text:span></text:p>
      <text:list xml:id="list1961370739732736479" text:style-name="L4">
        <text:list-item>
          <text:p text:style-name="P17"><text:span text:style-name="Strong_20_Emphasis">Rapidité de développement</text:span> : Node.js permet de lancer rapidement des fonctionnalités backend grâce à son écosystème mature, réduisant ainsi le time-to-market.</text:p>
        </text:list-item>
        <text:list-item>
          <text:p text:style-name="P17"><text:span text:style-name="Strong_20_Emphasis">Réduction des coûts</text:span> : utiliser JavaScript à la fois côté frontend et backend simplifie le recrutement et la maintenance, diminuant les coûts opérationnels.</text:p>
        </text:list-item>
        <text:list-item>
          <text:p text:style-name="P17"><text:span text:style-name="Strong_20_Emphasis">Performance et scalabilité</text:span> : Node.js gère efficacement les connexions simultanées, garantissant une expérience utilisateur fluide même en cas de forte croissance.</text:p>
        </text:list-item>
        <text:list-item>
          <text:p text:style-name="P17"><text:span text:style-name="Strong_20_Emphasis">Flexibilité et intégration</text:span> : sa compatibilité avec de nombreux services (comme l’envoi d’emails avec Nodemailer) facilite l’ajout rapide de nouvelles fonctionnalités sans alourdir le projet.</text:p>
        </text:list-item>
        <text:list-item>
          <text:p text:style-name="P17"><text:span text:style-name="Strong_20_Emphasis">Adoption par l’industrie</text:span> : Node.js est largement utilisé par des entreprises innovantes, assurant pérennité et sécurité pour le projet.</text:p>
        </text:list-item>
      </text:list>
      <text:list xml:id="list185516678670942053" text:style-name="WWNum6">
        <text:list-item>
          <text:p text:style-name="P52">A-t-on besoin d’une API ? </text:p>
          <text:p text:style-name="P35"><text:span text:style-name="Strong_20_Emphasis"><text:s text:c="2"/>API REST avec Node.js / Express.js</text:span> pour :</text:p>
        </text:list-item>
        <text:list-item text:style-override="L6">
          <text:p text:style-name="P18">Gérer les <text:span text:style-name="Strong_20_Emphasis">commandes clients</text:span> (création, modification, consultation).</text:p>
        </text:list-item>
        <text:list-item text:style-override="L6">
          <text:p text:style-name="P18">Gérer les <text:span text:style-name="Strong_20_Emphasis">menus et plats</text:span> (ajout, mise à jour, suppression).</text:p>
        </text:list-item>
        <text:list-item text:style-override="L6">
          <text:p text:style-name="P18">Gérer les <text:span text:style-name="Strong_20_Emphasis">utilisateurs</text:span> (clients, employés, administrateurs) et leur authentification.</text:p>
        </text:list-item>
        <text:list-item text:style-override="L6">
          <text:p text:style-name="P18">Envoyer des <text:span text:style-name="Strong_20_Emphasis">notifications par email</text:span> (confirmation de commande, suivi, promotions) via Nodemailer.</text:p>
        </text:list-item>
        <text:list-item text:style-override="L6">
          <text:p text:style-name="P18">Traiter les <text:span text:style-name="Strong_20_Emphasis">paiements</text:span> et la <text:span text:style-name="Strong_20_Emphasis">gestion des stocks</text:span> si besoin.</text:p>
        </text:list-item>
        <text:list-item>
          <text:p text:style-name="P55"><text:soft-page-break/><text:span text:style-name="T1">Base de données choisie : </text:span></text:p>
          <text:p text:style-name="P55"><text:span text:style-name="T1">Nous avons retenu MongoDB. il s4agit d'une base de données,gratuite qui offre des performances élevées et une grande flexibilité de stockage de données, ce qui le rend facile a comprendre et a utiliser.<text:line-break/></text:span></text:p>
        </text:list-item>
      </text:list>
      <text:list xml:id="list1012669349" text:continue-list="list1242336811" text:style-name="WWNum3">
        <text:list-item>
          <text:p text:style-name="P36"><text:bookmark text:name="_a61v3uh5vs19"/>Préconisations concernant le domaine et l’hébergement</text:p>
        </text:list-item>
      </text:list>
      <text:p text:style-name="P5"/>
      <text:list xml:id="list3934993824101889976" text:style-name="WWNum7">
        <text:list-item>
          <text:p text:style-name="P32">Choisir un nom de domaine simple, mémorable et représentatif du restaurant ou de la marque (exemple : <text:span text:style-name="Strong_20_Emphasis">monrestaurant.com</text:span> ou <text:span text:style-name="Strong_20_Emphasis">delices-gourmands.fr</text:span>).</text:p>
        </text:list-item>
        <text:list-item text:style-override="L8">
          <text:p text:style-name="P19">Vérifier la disponibilité auprès d’un bureau d’enregistrement (Registrar) reconnu (ex : OVH, Gandi, Namecheap).</text:p>
        </text:list-item>
        <text:list-item text:style-override="L9">
          <text:p text:style-name="P20">Penser à sécuriser les extensions principales (.com, .fr) pour protéger la marque.</text:p>
        </text:list-item>
        <text:list-item>
          <text:p text:style-name="P53"/>
        </text:list-item>
        <text:list-item>
          <text:p text:style-name="P32">Opter pour un hébergement fiable, performant et adapté au trafic estimé :</text:p>
        </text:list-item>
        <text:list-item text:style-override="L11">
          <text:p text:style-name="P21"><text:span text:style-name="Strong_20_Emphasis">OVHcloud</text:span> : hébergement français, bon rapport qualité/prix, support francophone.</text:p>
        </text:list-item>
        <text:list-item text:style-override="L11">
          <text:p text:style-name="P21"><text:span text:style-name="Strong_20_Emphasis">Scaleway</text:span> : bonne scalabilité et simplicité.</text:p>
        </text:list-item>
        <text:list-item text:style-override="L11">
          <text:p text:style-name="P21"><text:span text:style-name="Strong_20_Emphasis">DigitalOcean</text:span> ou <text:span text:style-name="Strong_20_Emphasis">Heroku</text:span> : pour un déploiement rapide et flexible.</text:p>
        </text:list-item>
        <text:list-item text:style-override="L12">
          <text:p text:style-name="P22">Choisir un plan qui offre au moins :</text:p>
        </text:list-item>
        <text:list-item text:style-override="L13">
          <text:p text:style-name="P23">Un serveur <text:s/>avec Node.js installé.</text:p>
        </text:list-item>
        <text:list-item text:style-override="L13">
          <text:p text:style-name="P23">Base de données (ex : PostgreSQL ou MySQL).</text:p>
        </text:list-item>
        <text:list-item text:style-override="L13">
          <text:p text:style-name="P23">Certificat SSL pour sécuriser les échanges (HTTPS obligatoire).</text:p>
        </text:list-item>
        <text:list-item text:style-override="L13">
          <text:p text:style-name="P23">Sauvegardes automatiques.</text:p>
        </text:list-item>
        <text:list-item text:style-override="L14">
          <text:p text:style-name="P24"><text:soft-page-break/>Prévoir la possibilité d’évoluer selon la croissance (scalabilité).</text:p>
          <text:p text:style-name="P53"/>
        </text:list-item>
        <text:list-item>
          <text:p text:style-name="P56"><text:span text:style-name="T1">Adresses e-mail.<text:line-break/></text:span>Utiliser une solution professionnelle liée au domaine, par exemple :</text:p>
        </text:list-item>
        <text:list-item text:style-override="L16">
          <text:p text:style-name="P25">contact@monrestaurant.com pour le service client.</text:p>
        </text:list-item>
        <text:list-item text:style-override="L16">
          <text:p text:style-name="P25">commandes@monrestaurant.com pour la gestion des commandes.</text:p>
        </text:list-item>
        <text:list-item text:style-override="L16">
          <text:p text:style-name="P25">support@monrestaurant.com pour l’assistance technique.</text:p>
          <text:p text:style-name="P53"><text:line-break/></text:p>
        </text:list-item>
      </text:list>
      <text:p text:style-name="P12"/>
      <text:p text:style-name="P13"/>
      <text:list xml:id="list1657240116" text:continue-list="list1012669349" text:style-name="WWNum3">
        <text:list-item>
          <text:p text:style-name="P38"><text:bookmark text:name="_n56najuvb5ys"/>Accessibilité<text:line-break/></text:p>
        </text:list-item>
      </text:list>
      <text:list xml:id="list7217950340747546031" text:style-name="WWNum1">
        <text:list-item>
          <text:p text:style-name="P54">Compatibilité navigateur.</text:p>
          <text:p text:style-name="P33">L’application doit être compatible avec les navigateurs modernes et les plus utilisés, notamment :</text:p>
        </text:list-item>
        <text:list-item text:style-override="L18">
          <text:p text:style-name="P26"><text:span text:style-name="Strong_20_Emphasis">Google Chrome</text:span> (dernères versions)</text:p>
        </text:list-item>
        <text:list-item text:style-override="L18">
          <text:p text:style-name="P26"><text:span text:style-name="Strong_20_Emphasis">Mozilla Firefox</text:span></text:p>
        </text:list-item>
        <text:list-item text:style-override="L18">
          <text:p text:style-name="P26"><text:span text:style-name="Strong_20_Emphasis">Microsoft Edge</text:span></text:p>
        </text:list-item>
        <text:list-item text:style-override="L18">
          <text:p text:style-name="P26"><text:span text:style-name="Strong_20_Emphasis">Safari</text:span> (MacOS et iOS)</text:p>
          <text:p text:style-name="P59"/>
        </text:list-item>
        <text:list-item>
          <text:p text:style-name="P57"><text:soft-page-break/><text:span text:style-name="T1">Types d’appareils.<text:line-break/></text:span>L’application doit être <text:span text:style-name="Strong_20_Emphasis">responsive</text:span> et fonctionner parfaitement sur :</text:p>
        </text:list-item>
        <text:list-item text:style-override="L19">
          <text:p text:style-name="P27"><text:span text:style-name="Strong_20_Emphasis">Ordinateurs de bureau</text:span> (écrans larges)</text:p>
        </text:list-item>
        <text:list-item text:style-override="L19">
          <text:p text:style-name="P27"><text:span text:style-name="Strong_20_Emphasis">Tablettes</text:span> (iPad, Android)</text:p>
        </text:list-item>
        <text:list-item text:style-override="L19">
          <text:p text:style-name="P27"><text:span text:style-name="Strong_20_Emphasis">Smartphones</text:span> (iOS, Android)</text:p>
          <text:p text:style-name="P54"/>
        </text:list-item>
      </text:list>
      <text:p text:style-name="P4"/>
      <text:p text:style-name="P4"/>
      <text:list xml:id="list105720221" text:continue-list="list1657240116" text:style-name="WWNum3">
        <text:list-item>
          <text:p text:style-name="P38"><text:bookmark text:name="_l80x4g9stizp"/>Recommandations en termes de sécurité<text:line-break/></text:p>
        </text:list-item>
      </text:list>
      <text:p text:style-name="P50">Accès aux comptes, plugins…</text:p>
      <text:p text:style-name="P34"><text:span text:style-name="Strong_20_Emphasis">Authentification sécurisée</text:span> : mise en place d’un système d’authentification avec mots de passe hashés (ex : bcrypt).</text:p>
      <text:list xml:id="list4374161780974377306" text:style-name="L20">
        <text:list-item>
          <text:p text:style-name="P28"><text:span text:style-name="Strong_20_Emphasis">Gestion des sessions</text:span> : utilisation de tokens JWT sécurisés ou sessions avec cookies HTTPOnly et Secure pour éviter les attaques </text:p>
        </text:list-item>
        <text:list-item>
          <text:p text:style-name="P28"><text:span text:style-name="Strong_20_Emphasis">Politique de mot de passe</text:span> : imposer une complexité minimale (longueur, caractères spéciaux) et prévoir une procédure de réinitialisation sécurisée.</text:p>
        </text:list-item>
        <text:list-item>
          <text:p text:style-name="P28"><text:span text:style-name="Strong_20_Emphasis">Limitation des tentatives de connexion</text:span> : protection contre les attaques par force brute via blocage temporaire </text:p>
        </text:list-item>
      </text:list>
      <text:p text:style-name="P50"><text:line-break/></text:p>
      <text:p text:style-name="P5"><text:line-break/></text:p>
      <text:list xml:id="list726968637" text:continue-list="list105720221" text:style-name="WWNum3">
        <text:list-item>
          <text:p text:style-name="P38"><text:bookmark text:name="_vbbknpfyus5o"/><text:soft-page-break/><text:span text:style-name="T5">Maintenance du site et futures mises à jour</text:span><text:span text:style-name="T6"><text:line-break/></text:span></text:p>
        </text:list-item>
      </text:list>
      <text:list xml:id="list6097093222699990834" text:style-name="WWNum2">
        <text:list-item>
          <text:p text:style-name="P49"><text:span text:style-name="T1">Grandes lignes du contrat de maintenance.<text:line-break/></text:span>1. Objectifs du contrat de maintenance</text:p>
        </text:list-item>
        <text:list-item text:style-override="L21">
          <text:p text:style-name="P29">Assurer la <text:span text:style-name="Strong_20_Emphasis">disponibilité et la stabilité</text:span> du site.</text:p>
        </text:list-item>
        <text:list-item text:style-override="L21">
          <text:p text:style-name="P29">Garantir la <text:span text:style-name="Strong_20_Emphasis">sécurité</text:span> par des mises à jour régulières (correctifs, patchs).</text:p>
        </text:list-item>
        <text:list-item text:style-override="L21">
          <text:p text:style-name="P29">Maintenir la <text:span text:style-name="Strong_20_Emphasis">compatibilité</text:span> avec les navigateurs et appareils évolutifs.</text:p>
        </text:list-item>
        <text:list-item text:style-override="L21">
          <text:p text:style-name="P29">Permettre l’<text:span text:style-name="Strong_20_Emphasis">évolution fonctionnelle</text:span> en intégrant de nouvelles fonctionnalités selon les besoins du client.</text:p>
        </text:list-item>
      </text:list>
      <text:p text:style-name="Horizontal_20_Line"/>
      <text:p text:style-name="P39">2. Types de maintenance inclus</text:p>
      <text:list xml:id="list1311689888914457230" text:style-name="L22">
        <text:list-item>
          <text:p text:style-name="P30"><text:span text:style-name="Strong_20_Emphasis">Maintenance corrective</text:span> : correction rapide des bugs et dysfonctionnements détectés.</text:p>
        </text:list-item>
        <text:list-item>
          <text:p text:style-name="P30"><text:span text:style-name="Strong_20_Emphasis">Maintenance évolutive</text:span> : ajout de fonctionnalités, amélioration de l’interface utilisateur, adaptation aux nouvelles exigences.</text:p>
        </text:list-item>
        <text:list-item>
          <text:p text:style-name="P30"><text:span text:style-name="Strong_20_Emphasis">Maintenance préventive</text:span> : mises à jour régulières des dépendances, du serveur, et surveillance de la sécurité.</text:p>
        </text:list-item>
      </text:list>
      <text:p text:style-name="Horizontal_20_Line"/>
      <text:p text:style-name="P39">3. Modalités pratiques</text:p>
      <text:list xml:id="list1997971371550369557" text:style-name="L23">
        <text:list-item>
          <text:p text:style-name="P31"><text:span text:style-name="Strong_20_Emphasis">Durée du contrat</text:span> : généralement 12 mois renouvelables.</text:p>
        </text:list-item>
        <text:list-item>
          <text:p text:style-name="P31"><text:span text:style-name="Strong_20_Emphasis">Disponibilité</text:span> : support technique disponible via email/ticket, avec un délai de réponse défini (ex : 48h).</text:p>
        </text:list-item>
        <text:list-item>
          <text:p text:style-name="P31"><text:span text:style-name="Strong_20_Emphasis">Fréquence des mises à jour</text:span> : au minimum une fois par trimestre pour les correctifs et sécurité.</text:p>
        </text:list-item>
        <text:list-item>
          <text:p text:style-name="P31"><text:span text:style-name="Strong_20_Emphasis">Sauvegardes</text:span> : planification et vérification régulière des backups.</text:p>
        </text:list-item>
        <text:list-item>
          <text:p text:style-name="P31"><text:soft-page-break/><text:span text:style-name="Strong_20_Emphasis">Reporting</text:span> : rapports périodiques sur l’état du site, interventions réalisées, et recommandations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size="15pt" fo:font-weight="bold" style:font-name-asian="Montserrat1" style:font-size-asian="15pt" style:font-weight-asian="bold" style:font-name-complex="Montserrat1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font-name="Montserrat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24.218cm" svg:y="-2.196cm" svg:width="2.676cm" svg:height="1.355cm" draw:z-index="7"><draw:image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meta:document-statistic meta:table-count="2" meta:image-count="1" meta:object-count="0" meta:page-count="8" meta:paragraph-count="110" meta:word-count="918" meta:character-count="6105"/>
    <dc:date>2025-05-29T19:46:58</dc:date>
    <dc:creator>Mohamed boulyou </dc:creator>
  </office:meta>
</office:document-meta>
</file>